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76cm" fo:min-width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77cm" fo:min-width="0.14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22pt" fo:language="en" fo:country="US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0pt" style:font-size-asian="32pt" style:font-size-complex="32pt"/>
    </style:style>
    <style:style style:name="T3" style:family="text">
      <style:text-properties fo:font-size="60pt" fo:font-weight="bold" style:font-size-asian="32pt" style:font-weight-asian="bold" style:font-size-complex="32pt" style:font-weight-complex="bold"/>
    </style:style>
    <style:style style:name="T4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O Uso do f-string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Para melhorar a interpolação de variáveis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o usar o f-st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 f-string é uma função do Python que melhora <text:s/>a interpolação de variáveis com texto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o usar o f-st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i, ficou confuso…. Vamos traduzir!</text:p>
                <text:p/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o usar o f-st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 uma forma legal e fácil para colocar variáveis <text:s/>nas strings</text:p>
                <text:p/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o fazíamos antes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&gt;&gt;&gt; valor = 1.99</text:p>
                <text:p>&gt;&gt;&gt; nome = "Zé Malazarte"</text:p>
                <text:p/>
                <text:p/>
                <text:p/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o fazíamos antes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&gt;&gt;&gt; valor = 1.99</text:p>
                <text:p>&gt;&gt;&gt; nome = "Zé Malazarte"</text:p>
                <text:p/>
                <text:p>print(" O ", nome, " deve pagar o total de: ", valor)</text:p>
                <text:p/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o fazemos agora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&gt;&gt;&gt; valor = 1.99</text:p>
                <text:p>&gt;&gt;&gt; nome = "Zé Malazarte"</text:p>
                <text:p/>
                <text:p/>
                <text:p/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o fazemos agora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&gt;&gt;&gt; valor = 1.99</text:p>
                <text:p>&gt;&gt;&gt; nome = "Zé Malazarte"</text:p>
                <text:p/>
                <text:p>print(f "O {nome} deve pagar o total de: {valor}")</text:p>
                <text:p/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ote que….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samos u</text:span>m<text:span text:style-name="T2"> </text:span><text:span text:style-name="T3">f</text:span><text:span text:style-name="T2"> </text:span>antes das aspas</text:p>
                <text:p/>
                <text:p/>
                <text:p text:style-name="P4">f "O {nome} deve pagar o total de: {valor}"</text:p>
              </text:list-item>
            </text:list>
          </draw:text-box>
        </draw:frame>
        <draw:custom-shape draw:style-name="gr2" draw:text-style-name="P5" draw:layer="layout" svg:width="1.6cm" svg:height="2.2cm" svg:x="2cm" svg:y="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ote que….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samos u</text:span>m<text:span text:style-name="T2"> </text:span><text:span text:style-name="T3">f</text:span><text:span text:style-name="T2"> </text:span>antes das aspas</text:p>
              </text:list-item>
              <text:list-item>
                <text:p>Colocamos as variáveis dentro de chaves { }</text:p>
                <text:p/>
                <text:p text:style-name="P4">f "O {nome} deve pagar o total de: {valor}"</text:p>
              </text:list-item>
            </text:list>
          </draw:text-box>
        </draw:frame>
        <draw:custom-shape draw:style-name="gr3" draw:text-style-name="P5" draw:layer="layout" svg:width="1.241cm" svg:height="2.6cm" draw:transform="rotate (0.891339648993504) translate (7.998cm 13.165cm)">
          <text:p/>
          <draw:enhanced-geometry svg:viewBox="0 0 21600 21600" draw:text-areas="?f0 ?f7 ?f2 21600" draw:type="up-arrow" draw:modifiers="9292.73356401384 5191.458427987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5" draw:layer="layout" svg:width="1.241cm" svg:height="2.6cm" draw:transform="rotate (-0.682947336305382) translate (19.441cm 12.2cm)">
          <text:p/>
          <draw:enhanced-geometry svg:viewBox="0 0 21600 21600" draw:text-areas="?f0 ?f7 ?f2 21600" draw:type="up-arrow" draw:modifiers="9292.73356401384 5191.458427987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presentation:style-name="pr7" draw:text-style-name="P6" draw:layer="layout" svg:width="19.999cm" svg:height="3.506cm" svg:x="6.6cm" svg:y="8.8cm" presentation:class="title" presentation:user-transformed="true">
          <draw:text-box>
            <text:p><text:span text:style-name="T4">This work is licensed under a Creative Commons Attribution-ShareAlike 3.0 Unported License.</text:span><text:span text:style-name="T4"><text:line-break/></text:span><text:span text:style-name="T4">It makes use of the works of Mateus Machado Luna.</text:span></text:p>
          </draw:text-box>
        </draw:frame>
        <draw:frame draw:style-name="gr4" draw:text-style-name="P7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23:16:10.701422922</meta:creation-date>
    <meta:editing-duration>PT20S</meta:editing-duration>
    <meta:editing-cycles>2</meta:editing-cycles>
    <meta:generator>LibreOffice/6.4.4.2$Linux_X86_64 LibreOffice_project/40$Build-2</meta:generator>
    <dc:title>Blueprint Plans</dc:title>
    <dc:date>2020-08-25T23:30:20.687813846</dc:date>
    <meta:document-statistic meta:object-count="79"/>
  </office:meta>
</office:document-meta>
</file>